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officeooo:rsid="00197e21" officeooo:paragraph-rsid="00197e21"/>
    </style:style>
    <style:style style:name="P2" style:family="paragraph" style:parent-style-name="Standard">
      <style:paragraph-properties fo:line-height="150%" fo:text-align="center" style:justify-single-word="false"/>
      <style:text-properties officeooo:rsid="00197e21" officeooo:paragraph-rsid="00197e21"/>
    </style:style>
    <style:style style:name="P3" style:family="paragraph" style:parent-style-name="Standard" style:list-style-name="L1">
      <style:paragraph-properties fo:line-height="150%" fo:text-align="justify" style:justify-single-word="false"/>
      <style:text-properties officeooo:rsid="00217837" officeooo:paragraph-rsid="0021783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celeraDev – Papéis - projetos de dados</text:p>
      <text:p text:style-name="P2"/>
      <text:list xml:id="list1479761332" text:style-name="L1">
        <text:list-item>
          <text:p text:style-name="P3">Top Data Science Jobs: Data Scientist; Data Science Manager; Data Architect; Machine Learning Engineer; Data Engineer; Decisions Scientists; Statistician.</text:p>
        </text:list-item>
        <text:list-item>
          <text:p text:style-name="P3">Três pilares: Computer Science/ IT; Math and Statistics; Domains / Business Knowledge.</text:p>
          <text:p text:style-name="P3"/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17:19:36.954274024</meta:creation-date>
    <meta:generator>LibreOffice/6.0.7.3$Linux_X86_64 LibreOffice_project/00m0$Build-3</meta:generator>
    <dc:date>2020-04-08T21:50:05.488283033</dc:date>
    <meta:editing-duration>PT2H42M22S</meta:editing-duration>
    <meta:editing-cycles>9</meta:editing-cycles>
    <meta:document-statistic meta:table-count="0" meta:image-count="0" meta:object-count="0" meta:page-count="1" meta:paragraph-count="4" meta:word-count="40" meta:character-count="282" meta:non-whitespace-character-count="247"/>
  </office:meta>
</office:document-meta>
</file>